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5.55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Remuneração_20_do_20_MPM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muneração do MPM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3" table:default-cell-style-name="ce9"/>
        <table:table-column table:style-name="co3" table:number-columns-repeated="6" table:default-cell-style-name="ce9"/>
        <table:table-column table:style-name="co4" table:number-columns-repeated="2" table:default-cell-style-name="ce9"/>
        <table:table-column table:style-name="co3" table:number-columns-repeated="6" table:default-cell-style-name="ce9"/>
        <table:table-column table:style-name="co5" table:number-columns-repeated="16366" table:default-cell-style-name="Default"/>
        <table:table-row table:style-name="ro1">
          <table:table-cell table:style-name="ce4" office:value-type="string" calcext:value-type="string">
            <text:p>matricula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situacao</text:p>
          </table:table-cell>
          <table:table-cell table:style-name="ce10" office:value-type="string" calcext:value-type="string">
            <text:p>remuneracao</text:p>
          </table:table-cell>
          <table:table-cell table:style-name="ce10" office:value-type="string" calcext:value-type="string">
            <text:p>outras_verbas</text:p>
          </table:table-cell>
          <table:table-cell table:style-name="ce10" office:value-type="string" calcext:value-type="string">
            <text:p>fc_cc</text:p>
          </table:table-cell>
          <table:table-cell table:style-name="ce10" office:value-type="string" calcext:value-type="string">
            <text:p>gratificacao_natalina</text:p>
          </table:table-cell>
          <table:table-cell table:style-name="ce10" office:value-type="string" calcext:value-type="string">
            <text:p>terco_ferias</text:p>
          </table:table-cell>
          <table:table-cell table:style-name="ce10" office:value-type="string" calcext:value-type="string">
            <text:p>abono_permanencia</text:p>
          </table:table-cell>
          <table:table-cell table:style-name="ce10" office:value-type="string" calcext:value-type="string">
            <text:p>outras_remuneracoes_temporarias</text:p>
          </table:table-cell>
          <table:table-cell table:style-name="ce10" office:value-type="string" calcext:value-type="string">
            <text:p>verbas_indenizatorias</text:p>
          </table:table-cell>
          <table:table-cell table:style-name="ce10" office:value-type="string" calcext:value-type="string">
            <text:p>total_rendimentos</text:p>
          </table:table-cell>
          <table:table-cell table:style-name="ce10" office:value-type="string" calcext:value-type="string">
            <text:p>contribuicao_previdenciaria</text:p>
          </table:table-cell>
          <table:table-cell table:style-name="ce10" office:value-type="string" calcext:value-type="string">
            <text:p>irrf</text:p>
          </table:table-cell>
          <table:table-cell table:style-name="ce10" office:value-type="string" calcext:value-type="string">
            <text:p>abate_teto</text:p>
          </table:table-cell>
          <table:table-cell table:style-name="ce10" office:value-type="string" calcext:value-type="string">
            <text:p>total_descontos</text:p>
          </table:table-cell>
          <table:table-cell table:style-name="ce10" office:value-type="string" calcext:value-type="string">
            <text:p>rendimento_liquido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13-2</text:p>
          </table:table-cell>
          <table:table-cell table:style-name="ce5" office:value-type="string" calcext:value-type="string">
            <text:p>ALEXANDRE VON SOHSTEN GOMES FERRAZ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3141.73" calcext:value-type="float">
            <text:p>33.141,73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3141.73" calcext:value-type="float">
            <text:p>33.141,73 </text:p>
          </table:table-cell>
          <table:table-cell table:style-name="ce10" office:value-type="float" office:value="-4234.61" calcext:value-type="float">
            <text:p>-4.234,6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4234.61" calcext:value-type="float">
            <text:p>-4.234,61 </text:p>
          </table:table-cell>
          <table:table-cell table:style-name="ce10" office:value-type="float" office:value="28907.12" calcext:value-type="float">
            <text:p>28.907,1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97-3</text:p>
          </table:table-cell>
          <table:table-cell table:style-name="ce5" office:value-type="string" calcext:value-type="string">
            <text:p>ANA CONCEPCION DE ANDRADE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7105.49" calcext:value-type="float">
            <text:p>27.105,4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7105.49" calcext:value-type="float">
            <text:p>27.105,49 </text:p>
          </table:table-cell>
          <table:table-cell table:style-name="ce10" office:value-type="float" office:value="-3087.73" calcext:value-type="float">
            <text:p>-3.087,73 </text:p>
          </table:table-cell>
          <table:table-cell table:style-name="ce10" office:value-type="float" office:value="-5185.28" calcext:value-type="float">
            <text:p>-5.185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273.01" calcext:value-type="float">
            <text:p>-8.273,01 </text:p>
          </table:table-cell>
          <table:table-cell table:style-name="ce10" office:value-type="float" office:value="18832.48" calcext:value-type="float">
            <text:p>18.832,4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08-7</text:p>
          </table:table-cell>
          <table:table-cell table:style-name="ce5" office:value-type="string" calcext:value-type="string">
            <text:p>ANA MARIA DAVID CORTEZ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6078.22" calcext:value-type="float">
            <text:p>36.078,2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6078.22" calcext:value-type="float">
            <text:p>36.078,22 </text:p>
          </table:table-cell>
          <table:table-cell table:style-name="ce10" office:value-type="float" office:value="-217.95" calcext:value-type="float">
            <text:p>-217,95 </text:p>
          </table:table-cell>
          <table:table-cell table:style-name="ce10" office:value-type="float" office:value="-1074.98" calcext:value-type="float">
            <text:p>-1.074,9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292.93" calcext:value-type="float">
            <text:p>-1.292,93 </text:p>
          </table:table-cell>
          <table:table-cell table:style-name="ce10" office:value-type="float" office:value="34785.29" calcext:value-type="float">
            <text:p>34.785,2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20-2</text:p>
          </table:table-cell>
          <table:table-cell table:style-name="ce5" office:value-type="string" calcext:value-type="string">
            <text:p>ANTONIETA RIZZO TEIX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92.46" calcext:value-type="float">
            <text:p>3.992,46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92.46" calcext:value-type="float">
            <text:p>3.992,46 </text:p>
          </table:table-cell>
          <table:table-cell table:style-name="ce10" office:value-type="float" office:value="-14.42" calcext:value-type="float">
            <text:p>-14,42 </text:p>
          </table:table-cell>
          <table:table-cell table:style-name="ce10" office:value-type="float" office:value="-132.7" calcext:value-type="float">
            <text:p>-132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7.12" calcext:value-type="float">
            <text:p>-147,12 </text:p>
          </table:table-cell>
          <table:table-cell table:style-name="ce10" office:value-type="float" office:value="3845.34" calcext:value-type="float">
            <text:p>3.845,3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01-1</text:p>
          </table:table-cell>
          <table:table-cell table:style-name="ce5" office:value-type="string" calcext:value-type="string">
            <text:p>BERENICE PAULA CANARIM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309.44" calcext:value-type="float">
            <text:p>-5.309,4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5309.44" calcext:value-type="float">
            <text:p>-5.309,44 </text:p>
          </table:table-cell>
          <table:table-cell table:style-name="ce10" office:value-type="float" office:value="32422.37" calcext:value-type="float">
            <text:p>32.422,3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69-4</text:p>
          </table:table-cell>
          <table:table-cell table:style-name="ce5" office:value-type="string" calcext:value-type="string">
            <text:p>BRUNILDA PROVENZANO DODAR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3548.68" calcext:value-type="float">
            <text:p>23.548,6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3548.68" calcext:value-type="float">
            <text:p>23.548,68 </text:p>
          </table:table-cell>
          <table:table-cell table:style-name="ce10" office:value-type="float" office:value="-2489.88" calcext:value-type="float">
            <text:p>-2.489,88 </text:p>
          </table:table-cell>
          <table:table-cell table:style-name="ce10" office:value-type="float" office:value="-4371.57" calcext:value-type="float">
            <text:p>-4.371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861.45" calcext:value-type="float">
            <text:p>-6.861,45 </text:p>
          </table:table-cell>
          <table:table-cell table:style-name="ce10" office:value-type="float" office:value="16687.23" calcext:value-type="float">
            <text:p>16.687,2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52-1</text:p>
          </table:table-cell>
          <table:table-cell table:style-name="ce5" office:value-type="string" calcext:value-type="string">
            <text:p>CARMEN REGINA IRION GOULART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461.7" calcext:value-type="float">
            <text:p>37.461,70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461.7" calcext:value-type="float">
            <text:p>37.461,70 </text:p>
          </table:table-cell>
          <table:table-cell table:style-name="ce10" office:value-type="float" office:value="-5055.41" calcext:value-type="float">
            <text:p>-5.055,41 </text:p>
          </table:table-cell>
          <table:table-cell table:style-name="ce10" office:value-type="float" office:value="-7492.13" calcext:value-type="float">
            <text:p>-7.492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2547.54" calcext:value-type="float">
            <text:p>-12.547,54 </text:p>
          </table:table-cell>
          <table:table-cell table:style-name="ce10" office:value-type="float" office:value="24914.16" calcext:value-type="float">
            <text:p>24.914,1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81-7</text:p>
          </table:table-cell>
          <table:table-cell table:style-name="ce5" office:value-type="string" calcext:value-type="string">
            <text:p>CELIA REGINA MONTEIRO MOREIRA DE ARAUJ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8493.28" calcext:value-type="float">
            <text:p>28.493,2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8493.28" calcext:value-type="float">
            <text:p>28.493,28 </text:p>
          </table:table-cell>
          <table:table-cell table:style-name="ce10" office:value-type="float" office:value="-3351.41" calcext:value-type="float">
            <text:p>-3.351,41 </text:p>
          </table:table-cell>
          <table:table-cell table:style-name="ce10" office:value-type="float" office:value="-5494.41" calcext:value-type="float">
            <text:p>-5.494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845.82" calcext:value-type="float">
            <text:p>-8.845,82 </text:p>
          </table:table-cell>
          <table:table-cell table:style-name="ce10" office:value-type="float" office:value="19647.46" calcext:value-type="float">
            <text:p>19.647,4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08-0</text:p>
          </table:table-cell>
          <table:table-cell table:style-name="ce5" office:value-type="string" calcext:value-type="string">
            <text:p>CHEROBINA BASTOS MELO DE ARAUJ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4276.13" calcext:value-type="float">
            <text:p>34.276,13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4276.13" calcext:value-type="float">
            <text:p>34.276,13 </text:p>
          </table:table-cell>
          <table:table-cell table:style-name="ce10" office:value-type="float" office:value="-4450.15" calcext:value-type="float">
            <text:p>-4.450,15 </text:p>
          </table:table-cell>
          <table:table-cell table:style-name="ce10" office:value-type="float" office:value="-6782.55" calcext:value-type="float">
            <text:p>-6.782,5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232.7" calcext:value-type="float">
            <text:p>-11.232,70 </text:p>
          </table:table-cell>
          <table:table-cell table:style-name="ce10" office:value-type="float" office:value="23043.43" calcext:value-type="float">
            <text:p>23.043,4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19-0</text:p>
          </table:table-cell>
          <table:table-cell table:style-name="ce5" office:value-type="string" calcext:value-type="string">
            <text:p>CHRISTIANE ZAGOTTO D AG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1013.03" calcext:value-type="float">
            <text:p>21.013,03 </text:p>
          </table:table-cell>
          <table:table-cell table:style-name="ce10" office:value-type="float" office:value="4680.23" calcext:value-type="float">
            <text:p>4.680,23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25693.26" calcext:value-type="float">
            <text:p>25.693,26 </text:p>
          </table:table-cell>
          <table:table-cell table:style-name="ce10" office:value-type="float" office:value="-117.34" calcext:value-type="float">
            <text:p>-117,34 </text:p>
          </table:table-cell>
          <table:table-cell table:style-name="ce10" office:value-type="float" office:value="-1312.37" calcext:value-type="float">
            <text:p>-1.312,3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29.71" calcext:value-type="float">
            <text:p>-1.429,71 </text:p>
          </table:table-cell>
          <table:table-cell table:style-name="ce10" office:value-type="float" office:value="24263.55" calcext:value-type="float">
            <text:p>24.263,5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42-3</text:p>
          </table:table-cell>
          <table:table-cell table:style-name="ce5" office:value-type="string" calcext:value-type="string">
            <text:p>DARCI RODRIGUES DE MAGALHA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5628.77" calcext:value-type="float">
            <text:p>25.628,77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5628.77" calcext:value-type="float">
            <text:p>25.628,77 </text:p>
          </table:table-cell>
          <table:table-cell table:style-name="ce10" office:value-type="float" office:value="-2833.09" calcext:value-type="float">
            <text:p>-2.833,09 </text:p>
          </table:table-cell>
          <table:table-cell table:style-name="ce10" office:value-type="float" office:value="-4849.21" calcext:value-type="float">
            <text:p>-4.849,2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82.3" calcext:value-type="float">
            <text:p>-7.682,30 </text:p>
          </table:table-cell>
          <table:table-cell table:style-name="ce10" office:value-type="float" office:value="17946.47" calcext:value-type="float">
            <text:p>17.946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27-4</text:p>
          </table:table-cell>
          <table:table-cell table:style-name="ce5" office:value-type="string" calcext:value-type="string">
            <text:p>DELOURDES ANDRETTA PADILH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717.69" calcext:value-type="float">
            <text:p>39.717,6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717.69" calcext:value-type="float">
            <text:p>39.717,69 </text:p>
          </table:table-cell>
          <table:table-cell table:style-name="ce10" office:value-type="float" office:value="-6299.3" calcext:value-type="float">
            <text:p>-6.299,3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773.75" calcext:value-type="float">
            <text:p>-1.773,75 </text:p>
          </table:table-cell>
          <table:table-cell table:style-name="ce10" office:value-type="float" office:value="-8073.05" calcext:value-type="float">
            <text:p>-8.073,05 </text:p>
          </table:table-cell>
          <table:table-cell table:style-name="ce10" office:value-type="float" office:value="31644.64" calcext:value-type="float">
            <text:p>31.644,6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15-0</text:p>
          </table:table-cell>
          <table:table-cell table:style-name="ce5" office:value-type="string" calcext:value-type="string">
            <text:p>DEUSDETE MOTA DOS SANTOS FARI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5751" calcext:value-type="float">
            <text:p>15.751,00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5751" calcext:value-type="float">
            <text:p>15.751,00 </text:p>
          </table:table-cell>
          <table:table-cell table:style-name="ce10" office:value-type="float" office:value="-1203.26" calcext:value-type="float">
            <text:p>-1.203,26 </text:p>
          </table:table-cell>
          <table:table-cell table:style-name="ce10" office:value-type="float" office:value="-3104.62" calcext:value-type="float">
            <text:p>-3.104,6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07.88" calcext:value-type="float">
            <text:p>-4.307,88 </text:p>
          </table:table-cell>
          <table:table-cell table:style-name="ce10" office:value-type="float" office:value="11443.12" calcext:value-type="float">
            <text:p>11.443,1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30-7</text:p>
          </table:table-cell>
          <table:table-cell table:style-name="ce5" office:value-type="string" calcext:value-type="string">
            <text:p>EDUARDO RODRIGUES EIRA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4904.11" calcext:value-type="float">
            <text:p>24.904,1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4904.11" calcext:value-type="float">
            <text:p>24.904,11 </text:p>
          </table:table-cell>
          <table:table-cell table:style-name="ce10" office:value-type="float" office:value="-2713.52" calcext:value-type="float">
            <text:p>-2.713,52 </text:p>
          </table:table-cell>
          <table:table-cell table:style-name="ce10" office:value-type="float" office:value="-4682.81" calcext:value-type="float">
            <text:p>-4.682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396.33" calcext:value-type="float">
            <text:p>-7.396,33 </text:p>
          </table:table-cell>
          <table:table-cell table:style-name="ce10" office:value-type="float" office:value="17507.78" calcext:value-type="float">
            <text:p>17.507,7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16-9</text:p>
          </table:table-cell>
          <table:table-cell table:style-name="ce5" office:value-type="string" calcext:value-type="string">
            <text:p>ELIZABETH BARBOSA MARTIN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714.87" calcext:value-type="float">
            <text:p>-5.714,87 </text:p>
          </table:table-cell>
          <table:table-cell table:style-name="ce10" office:value-type="float" office:value="-8265.27" calcext:value-type="float">
            <text:p>-8.265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980.14" calcext:value-type="float">
            <text:p>-13.980,14 </text:p>
          </table:table-cell>
          <table:table-cell table:style-name="ce10" office:value-type="float" office:value="23751.67" calcext:value-type="float">
            <text:p>23.751,6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36-3</text:p>
          </table:table-cell>
          <table:table-cell table:style-name="ce5" office:value-type="string" calcext:value-type="string">
            <text:p>ELZA DE SOUZA GUEDES PER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717.69" calcext:value-type="float">
            <text:p>39.717,6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717.69" calcext:value-type="float">
            <text:p>39.717,69 </text:p>
          </table:table-cell>
          <table:table-cell table:style-name="ce10" office:value-type="float" office:value="-6299.3" calcext:value-type="float">
            <text:p>-6.299,3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42.98" calcext:value-type="float">
            <text:p>-5.142,98 </text:p>
          </table:table-cell>
          <table:table-cell table:style-name="ce10" office:value-type="float" office:value="-11442.28" calcext:value-type="float">
            <text:p>-11.442,28 </text:p>
          </table:table-cell>
          <table:table-cell table:style-name="ce10" office:value-type="float" office:value="28275.41" calcext:value-type="float">
            <text:p>28.275,4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19-9</text:p>
          </table:table-cell>
          <table:table-cell table:style-name="ce5" office:value-type="string" calcext:value-type="string">
            <text:p>ENA XAVIER DE ARAUJ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6403.61" calcext:value-type="float">
            <text:p>6.403,61 </text:p>
          </table:table-cell>
          <table:table-cell table:style-name="ce10" office:value-type="float" office:value="1311.77" calcext:value-type="float">
            <text:p>1.311,7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7715.38" calcext:value-type="float">
            <text:p>7.715,38 </text:p>
          </table:table-cell>
          <table:table-cell table:style-name="ce10" office:value-type="float" office:value="-387.97" calcext:value-type="float">
            <text:p>-387,97 </text:p>
          </table:table-cell>
          <table:table-cell table:style-name="ce10" office:value-type="float" office:value="-755.06" calcext:value-type="float">
            <text:p>-755,0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43.03" calcext:value-type="float">
            <text:p>-1.143,03 </text:p>
          </table:table-cell>
          <table:table-cell table:style-name="ce10" office:value-type="float" office:value="6572.35" calcext:value-type="float">
            <text:p>6.572,3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44-4</text:p>
          </table:table-cell>
          <table:table-cell table:style-name="ce5" office:value-type="string" calcext:value-type="string">
            <text:p>EVANIR VALENCA SOAR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2783.64" calcext:value-type="float">
            <text:p>2.783,6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5590.88" calcext:value-type="float">
            <text:p>15.590,88 </text:p>
          </table:table-cell>
          <table:table-cell table:style-name="ce10" office:value-type="float" office:value="-1176.84" calcext:value-type="float">
            <text:p>-1.176,8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1176.84" calcext:value-type="float">
            <text:p>-1.176,84 </text:p>
          </table:table-cell>
          <table:table-cell table:style-name="ce10" office:value-type="float" office:value="14414.04" calcext:value-type="float">
            <text:p>14.414,0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95-3</text:p>
          </table:table-cell>
          <table:table-cell table:style-name="ce5" office:value-type="string" calcext:value-type="string">
            <text:p>FRANCISCA VILANY MAIA DA COST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9128.58" calcext:value-type="float">
            <text:p>9.128,5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9128.58" calcext:value-type="float">
            <text:p>9.128,58 </text:p>
          </table:table-cell>
          <table:table-cell table:style-name="ce10" office:value-type="float" office:value="-194.67" calcext:value-type="float">
            <text:p>-194,67 </text:p>
          </table:table-cell>
          <table:table-cell table:style-name="ce10" office:value-type="float" office:value="-1037.23" calcext:value-type="float">
            <text:p>-1.037,2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231.9" calcext:value-type="float">
            <text:p>-1.231,90 </text:p>
          </table:table-cell>
          <table:table-cell table:style-name="ce10" office:value-type="float" office:value="7896.68" calcext:value-type="float">
            <text:p>7.896,6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01-0</text:p>
          </table:table-cell>
          <table:table-cell table:style-name="ce5" office:value-type="string" calcext:value-type="string">
            <text:p>GIULIANNA RIZZO TEIX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661.64" calcext:value-type="float">
            <text:p>2.661,64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661.64" calcext:value-type="float">
            <text:p>2.661,64 </text:p>
          </table:table-cell>
          <table:table-cell table:style-name="ce10" office:value-type="float" office:value="-103.69" calcext:value-type="float">
            <text:p>-103,6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103.69" calcext:value-type="float">
            <text:p>-103,69 </text:p>
          </table:table-cell>
          <table:table-cell table:style-name="ce10" office:value-type="float" office:value="2557.95" calcext:value-type="float">
            <text:p>2.557,9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03-6</text:p>
          </table:table-cell>
          <table:table-cell table:style-name="ce5" office:value-type="string" calcext:value-type="string">
            <text:p>GIUSEPPE RIZZO XAVIER TEIX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330.82" calcext:value-type="float">
            <text:p>1.330,8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499.06" calcext:value-type="float">
            <text:p>499,0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829.88" calcext:value-type="float">
            <text:p>1.829,88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829.88" calcext:value-type="float">
            <text:p>1.829,8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50-7</text:p>
          </table:table-cell>
          <table:table-cell table:style-name="ce5" office:value-type="string" calcext:value-type="string">
            <text:p>GRAÇA MARIA FERREIRA GUIMARÃES RIBEIR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6251.11" calcext:value-type="float">
            <text:p>36.251,1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6251.11" calcext:value-type="float">
            <text:p>36.251,11 </text:p>
          </table:table-cell>
          <table:table-cell table:style-name="ce10" office:value-type="float" office:value="-4825.4" calcext:value-type="float">
            <text:p>-4.825,40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4825.4" calcext:value-type="float">
            <text:p>-4.825,40 </text:p>
          </table:table-cell>
          <table:table-cell table:style-name="ce10" office:value-type="float" office:value="31425.71" calcext:value-type="float">
            <text:p>31.425,7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35-1</text:p>
          </table:table-cell>
          <table:table-cell table:style-name="ce5" office:value-type="string" calcext:value-type="string">
            <text:p>GUIOVALDO NUNES LAPORT FILH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8209.34" calcext:value-type="float">
            <text:p>38.209,34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8209.34" calcext:value-type="float">
            <text:p>38.209,34 </text:p>
          </table:table-cell>
          <table:table-cell table:style-name="ce10" office:value-type="float" office:value="-2956.92" calcext:value-type="float">
            <text:p>-2.956,92 </text:p>
          </table:table-cell>
          <table:table-cell table:style-name="ce10" office:value-type="float" office:value="-5545.14" calcext:value-type="float">
            <text:p>-5.5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502.06" calcext:value-type="float">
            <text:p>-8.502,06 </text:p>
          </table:table-cell>
          <table:table-cell table:style-name="ce10" office:value-type="float" office:value="29707.28" calcext:value-type="float">
            <text:p>29.707,2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63-7</text:p>
          </table:table-cell>
          <table:table-cell table:style-name="ce5" office:value-type="string" calcext:value-type="string">
            <text:p>HELENA MARIA ALBUQUERQUE DE NORONH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42518.22" calcext:value-type="float">
            <text:p>42.518,2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42518.22" calcext:value-type="float">
            <text:p>42.518,22 </text:p>
          </table:table-cell>
          <table:table-cell table:style-name="ce10" office:value-type="float" office:value="-6016.15" calcext:value-type="float">
            <text:p>-6.016,15 </text:p>
          </table:table-cell>
          <table:table-cell table:style-name="ce10" office:value-type="float" office:value="-8618.47" calcext:value-type="float">
            <text:p>-8.618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634.62" calcext:value-type="float">
            <text:p>-14.634,62 </text:p>
          </table:table-cell>
          <table:table-cell table:style-name="ce10" office:value-type="float" office:value="27883.6" calcext:value-type="float">
            <text:p>27.883,6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79-1</text:p>
          </table:table-cell>
          <table:table-cell table:style-name="ce5" office:value-type="string" calcext:value-type="string">
            <text:p>HOMERCINDA IBALDO VASCONCELLO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4743.11" calcext:value-type="float">
            <text:p>4.743,1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4743.11" calcext:value-type="float">
            <text:p>4.743,1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.42" calcext:value-type="float">
            <text:p>-44,4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.42" calcext:value-type="float">
            <text:p>-44,42 </text:p>
          </table:table-cell>
          <table:table-cell table:style-name="ce10" office:value-type="float" office:value="4698.69" calcext:value-type="float">
            <text:p>4.698,6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16-3</text:p>
          </table:table-cell>
          <table:table-cell table:style-name="ce5" office:value-type="string" calcext:value-type="string">
            <text:p>IRENE SCHLOTTFELDT XAVIER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6231.98" calcext:value-type="float">
            <text:p>26.231,9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6231.98" calcext:value-type="float">
            <text:p>26.231,98 </text:p>
          </table:table-cell>
          <table:table-cell table:style-name="ce10" office:value-type="float" office:value="-2932.62" calcext:value-type="float">
            <text:p>-2.932,62 </text:p>
          </table:table-cell>
          <table:table-cell table:style-name="ce10" office:value-type="float" office:value="-4987.72" calcext:value-type="float">
            <text:p>-4.987,7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20.34" calcext:value-type="float">
            <text:p>-7.920,34 </text:p>
          </table:table-cell>
          <table:table-cell table:style-name="ce10" office:value-type="float" office:value="18311.64" calcext:value-type="float">
            <text:p>18.311,6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28-2</text:p>
          </table:table-cell>
          <table:table-cell table:style-name="ce5" office:value-type="string" calcext:value-type="string">
            <text:p>ISABEL DO NASCIMENT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6403.61" calcext:value-type="float">
            <text:p>6.403,61 </text:p>
          </table:table-cell>
          <table:table-cell table:style-name="ce10" office:value-type="float" office:value="1191.75" calcext:value-type="float">
            <text:p>1.191,7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7595.36" calcext:value-type="float">
            <text:p>7.595,36 </text:p>
          </table:table-cell>
          <table:table-cell table:style-name="ce10" office:value-type="float" office:value="-430.09" calcext:value-type="float">
            <text:p>-430,09 </text:p>
          </table:table-cell>
          <table:table-cell table:style-name="ce10" office:value-type="float" office:value="-350.12" calcext:value-type="float">
            <text:p>-350,1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0.21" calcext:value-type="float">
            <text:p>-780,21 </text:p>
          </table:table-cell>
          <table:table-cell table:style-name="ce10" office:value-type="float" office:value="6815.15" calcext:value-type="float">
            <text:p>6.815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84-5</text:p>
          </table:table-cell>
          <table:table-cell table:style-name="ce5" office:value-type="string" calcext:value-type="string">
            <text:p>ISIS ASTERIA SIMOES ZARZAR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3504.81" calcext:value-type="float">
            <text:p>33.504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3504.81" calcext:value-type="float">
            <text:p>33.504,81 </text:p>
          </table:table-cell>
          <table:table-cell table:style-name="ce10" office:value-type="float" office:value="-4303.6" calcext:value-type="float">
            <text:p>-4.303,60 </text:p>
          </table:table-cell>
          <table:table-cell table:style-name="ce10" office:value-type="float" office:value="-6610.73" calcext:value-type="float">
            <text:p>-6.610,7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914.33" calcext:value-type="float">
            <text:p>-10.914,33 </text:p>
          </table:table-cell>
          <table:table-cell table:style-name="ce10" office:value-type="float" office:value="22590.48" calcext:value-type="float">
            <text:p>22.590,4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39-8</text:p>
          </table:table-cell>
          <table:table-cell table:style-name="ce5" office:value-type="string" calcext:value-type="string">
            <text:p>JACQUELINE CAMPOS DOS SANTOS RIBEIR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717.69" calcext:value-type="float">
            <text:p>39.717,6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717.69" calcext:value-type="float">
            <text:p>39.717,69 </text:p>
          </table:table-cell>
          <table:table-cell table:style-name="ce10" office:value-type="float" office:value="-6209.55" calcext:value-type="float">
            <text:p>-6.209,55 </text:p>
          </table:table-cell>
          <table:table-cell table:style-name="ce10" office:value-type="float" office:value="-9368.81" calcext:value-type="float">
            <text:p>-9.368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5578.36" calcext:value-type="float">
            <text:p>-15.578,36 </text:p>
          </table:table-cell>
          <table:table-cell table:style-name="ce10" office:value-type="float" office:value="24139.33" calcext:value-type="float">
            <text:p>24.139,3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55-8</text:p>
          </table:table-cell>
          <table:table-cell table:style-name="ce5" office:value-type="string" calcext:value-type="string">
            <text:p>JOAO DE VASCONCELLOS JUNIOR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7002.12" calcext:value-type="float">
            <text:p>7.002,1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7002.12" calcext:value-type="float">
            <text:p>7.002,12 </text:p>
          </table:table-cell>
          <table:table-cell table:style-name="ce10" office:value-type="float" office:value="-457.52" calcext:value-type="float">
            <text:p>-457,52 </text:p>
          </table:table-cell>
          <table:table-cell table:style-name="ce10" office:value-type="float" office:value="-381.36" calcext:value-type="float">
            <text:p>-381,3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8.88" calcext:value-type="float">
            <text:p>-838,88 </text:p>
          </table:table-cell>
          <table:table-cell table:style-name="ce10" office:value-type="float" office:value="6163.24" calcext:value-type="float">
            <text:p>6.163,2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34-7</text:p>
          </table:table-cell>
          <table:table-cell table:style-name="ce5" office:value-type="string" calcext:value-type="string">
            <text:p>JOSE CARLOS GONCALV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4668.43" calcext:value-type="float">
            <text:p>4.668,43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7475.67" calcext:value-type="float">
            <text:p>17.475,67 </text:p>
          </table:table-cell>
          <table:table-cell table:style-name="ce10" office:value-type="float" office:value="-1487.83" calcext:value-type="float">
            <text:p>-1.487,83 </text:p>
          </table:table-cell>
          <table:table-cell table:style-name="ce10" office:value-type="float" office:value="-3500.65" calcext:value-type="float">
            <text:p>-3.500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88.48" calcext:value-type="float">
            <text:p>-4.988,48 </text:p>
          </table:table-cell>
          <table:table-cell table:style-name="ce10" office:value-type="float" office:value="12487.19" calcext:value-type="float">
            <text:p>12.487,1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53-5</text:p>
          </table:table-cell>
          <table:table-cell table:style-name="ce5" office:value-type="string" calcext:value-type="string">
            <text:p>JUAREZ SALVADOR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3581.31" calcext:value-type="float">
            <text:p>33.581,3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3581.31" calcext:value-type="float">
            <text:p>33.581,31 </text:p>
          </table:table-cell>
          <table:table-cell table:style-name="ce10" office:value-type="float" office:value="-2611.5" calcext:value-type="float">
            <text:p>-2.611,50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2611.5" calcext:value-type="float">
            <text:p>-2.611,50 </text:p>
          </table:table-cell>
          <table:table-cell table:style-name="ce10" office:value-type="float" office:value="30969.81" calcext:value-type="float">
            <text:p>30.969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06-4</text:p>
          </table:table-cell>
          <table:table-cell table:style-name="ce5" office:value-type="string" calcext:value-type="string">
            <text:p>KALIL ERNESTO SALL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4290.42" calcext:value-type="float">
            <text:p>4.290,42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7097.66" calcext:value-type="float">
            <text:p>17.097,66 </text:p>
          </table:table-cell>
          <table:table-cell table:style-name="ce10" office:value-type="float" office:value="-1425.46" calcext:value-type="float">
            <text:p>-1.425,4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1425.46" calcext:value-type="float">
            <text:p>-1.425,46 </text:p>
          </table:table-cell>
          <table:table-cell table:style-name="ce10" office:value-type="float" office:value="15672.2" calcext:value-type="float">
            <text:p>15.672,2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70-0</text:p>
          </table:table-cell>
          <table:table-cell table:style-name="ce5" office:value-type="string" calcext:value-type="string">
            <text:p>KILDA DE CARVALHO RAMO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3780.98" calcext:value-type="float">
            <text:p>33.780,9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3780.98" calcext:value-type="float">
            <text:p>33.780,98 </text:p>
          </table:table-cell>
          <table:table-cell table:style-name="ce10" office:value-type="float" office:value="-4356.07" calcext:value-type="float">
            <text:p>-4.356,07 </text:p>
          </table:table-cell>
          <table:table-cell table:style-name="ce10" office:value-type="float" office:value="-6672.25" calcext:value-type="float">
            <text:p>-6.672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028.32" calcext:value-type="float">
            <text:p>-11.028,32 </text:p>
          </table:table-cell>
          <table:table-cell table:style-name="ce10" office:value-type="float" office:value="22752.66" calcext:value-type="float">
            <text:p>22.752,6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34-2</text:p>
          </table:table-cell>
          <table:table-cell table:style-name="ce5" office:value-type="string" calcext:value-type="string">
            <text:p>LANA TARCHETTI DINIZ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6403.61" calcext:value-type="float">
            <text:p>6.403,61 </text:p>
          </table:table-cell>
          <table:table-cell table:style-name="ce10" office:value-type="float" office:value="1311.77" calcext:value-type="float">
            <text:p>1.311,7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7715.38" calcext:value-type="float">
            <text:p>7.715,38 </text:p>
          </table:table-cell>
          <table:table-cell table:style-name="ce10" office:value-type="float" office:value="-387.97" calcext:value-type="float">
            <text:p>-387,97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387.97" calcext:value-type="float">
            <text:p>-387,97 </text:p>
          </table:table-cell>
          <table:table-cell table:style-name="ce10" office:value-type="float" office:value="7327.41" calcext:value-type="float">
            <text:p>7.327,4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56-6</text:p>
          </table:table-cell>
          <table:table-cell table:style-name="ce5" office:value-type="string" calcext:value-type="string">
            <text:p>LEANDRO DE VASCONCELLO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7002.12" calcext:value-type="float">
            <text:p>7.002,1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7002.12" calcext:value-type="float">
            <text:p>7.002,12 </text:p>
          </table:table-cell>
          <table:table-cell table:style-name="ce10" office:value-type="float" office:value="-457.52" calcext:value-type="float">
            <text:p>-457,52 </text:p>
          </table:table-cell>
          <table:table-cell table:style-name="ce10" office:value-type="float" office:value="-874.26" calcext:value-type="float">
            <text:p>-874,2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31.78" calcext:value-type="float">
            <text:p>-1.331,78 </text:p>
          </table:table-cell>
          <table:table-cell table:style-name="ce10" office:value-type="float" office:value="5670.34" calcext:value-type="float">
            <text:p>5.670,3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12-9</text:p>
          </table:table-cell>
          <table:table-cell table:style-name="ce5" office:value-type="string" calcext:value-type="string">
            <text:p>LIBERALINO REIS DE OLIV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3233.27" calcext:value-type="float">
            <text:p>23.233,27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3233.27" calcext:value-type="float">
            <text:p>23.233,27 </text:p>
          </table:table-cell>
          <table:table-cell table:style-name="ce10" office:value-type="float" office:value="-2437.83" calcext:value-type="float">
            <text:p>-2.437,83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2437.83" calcext:value-type="float">
            <text:p>-2.437,83 </text:p>
          </table:table-cell>
          <table:table-cell table:style-name="ce10" office:value-type="float" office:value="20795.44" calcext:value-type="float">
            <text:p>20.795,4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75-9</text:p>
          </table:table-cell>
          <table:table-cell table:style-name="ce5" office:value-type="string" calcext:value-type="string">
            <text:p>LINDENBERG NEI DE OLIV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2892.06" calcext:value-type="float">
            <text:p>12.892,06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2892.06" calcext:value-type="float">
            <text:p>12.892,06 </text:p>
          </table:table-cell>
          <table:table-cell table:style-name="ce10" office:value-type="float" office:value="-740.37" calcext:value-type="float">
            <text:p>-740,37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740.37" calcext:value-type="float">
            <text:p>-740,37 </text:p>
          </table:table-cell>
          <table:table-cell table:style-name="ce10" office:value-type="float" office:value="12151.69" calcext:value-type="float">
            <text:p>12.151,6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66-0</text:p>
          </table:table-cell>
          <table:table-cell table:style-name="ce5" office:value-type="string" calcext:value-type="string">
            <text:p>LUCIA MARIA ALVIM SOUZA BITTAR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4201.4" calcext:value-type="float">
            <text:p>24.201,40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4201.4" calcext:value-type="float">
            <text:p>24.201,40 </text:p>
          </table:table-cell>
          <table:table-cell table:style-name="ce10" office:value-type="float" office:value="-2597.58" calcext:value-type="float">
            <text:p>-2.597,58 </text:p>
          </table:table-cell>
          <table:table-cell table:style-name="ce10" office:value-type="float" office:value="-4521.45" calcext:value-type="float">
            <text:p>-4.521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119.03" calcext:value-type="float">
            <text:p>-7.119,03 </text:p>
          </table:table-cell>
          <table:table-cell table:style-name="ce10" office:value-type="float" office:value="17082.37" calcext:value-type="float">
            <text:p>17.082,3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73-1</text:p>
          </table:table-cell>
          <table:table-cell table:style-name="ce5" office:value-type="string" calcext:value-type="string">
            <text:p>LYGIA MARGARETH DA SILVA COUT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0825.46" calcext:value-type="float">
            <text:p>20.825,46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0825.46" calcext:value-type="float">
            <text:p>20.825,46 </text:p>
          </table:table-cell>
          <table:table-cell table:style-name="ce10" office:value-type="float" office:value="-2925.68" calcext:value-type="float">
            <text:p>-2.925,68 </text:p>
          </table:table-cell>
          <table:table-cell table:style-name="ce10" office:value-type="float" office:value="-4026.43" calcext:value-type="float">
            <text:p>-4.026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952.11" calcext:value-type="float">
            <text:p>-6.952,11 </text:p>
          </table:table-cell>
          <table:table-cell table:style-name="ce10" office:value-type="float" office:value="13873.35" calcext:value-type="float">
            <text:p>13.873,3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42-8</text:p>
          </table:table-cell>
          <table:table-cell table:style-name="ce5" office:value-type="string" calcext:value-type="string">
            <text:p>MARGARIDA ALACOQUE DA S MONTENEGR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717.69" calcext:value-type="float">
            <text:p>39.717,6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717.69" calcext:value-type="float">
            <text:p>39.717,69 </text:p>
          </table:table-cell>
          <table:table-cell table:style-name="ce10" office:value-type="float" office:value="-6299.3" calcext:value-type="float">
            <text:p>-6.299,30 </text:p>
          </table:table-cell>
          <table:table-cell table:style-name="ce10" office:value-type="float" office:value="-8950.44" calcext:value-type="float">
            <text:p>-8.950,44 </text:p>
          </table:table-cell>
          <table:table-cell table:style-name="ce10" office:value-type="float" office:value="-5816.83" calcext:value-type="float">
            <text:p>-5.816,83 </text:p>
          </table:table-cell>
          <table:table-cell table:style-name="ce10" office:value-type="float" office:value="-21066.57" calcext:value-type="float">
            <text:p>-21.066,57 </text:p>
          </table:table-cell>
          <table:table-cell table:style-name="ce10" office:value-type="float" office:value="18651.12" calcext:value-type="float">
            <text:p>18.651,1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12-6</text:p>
          </table:table-cell>
          <table:table-cell table:style-name="ce5" office:value-type="string" calcext:value-type="string">
            <text:p>MARIA ANGELA ALVES DE ALMEIDA HARDMAN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917.59" calcext:value-type="float">
            <text:p>-5.917,5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5917.59" calcext:value-type="float">
            <text:p>-5.917,59 </text:p>
          </table:table-cell>
          <table:table-cell table:style-name="ce10" office:value-type="float" office:value="31814.22" calcext:value-type="float">
            <text:p>31.814,2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43-7</text:p>
          </table:table-cell>
          <table:table-cell table:style-name="ce5" office:value-type="string" calcext:value-type="string">
            <text:p>MARIA CHRISTINA DE BARROS COST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4151.24" calcext:value-type="float">
            <text:p>24.151,24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4151.24" calcext:value-type="float">
            <text:p>24.151,24 </text:p>
          </table:table-cell>
          <table:table-cell table:style-name="ce10" office:value-type="float" office:value="-2190.8" calcext:value-type="float">
            <text:p>-2.190,80 </text:p>
          </table:table-cell>
          <table:table-cell table:style-name="ce10" office:value-type="float" office:value="-3955.36" calcext:value-type="float">
            <text:p>-3.955,3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146.16" calcext:value-type="float">
            <text:p>-6.146,16 </text:p>
          </table:table-cell>
          <table:table-cell table:style-name="ce10" office:value-type="float" office:value="18005.08" calcext:value-type="float">
            <text:p>18.005,0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37-7</text:p>
          </table:table-cell>
          <table:table-cell table:style-name="ce5" office:value-type="string" calcext:value-type="string">
            <text:p>MARIA DA CONCEICAO DE SOUZ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5282.78" calcext:value-type="float">
            <text:p>5.282,7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5282.78" calcext:value-type="float">
            <text:p>5.282,78 </text:p>
          </table:table-cell>
          <table:table-cell table:style-name="ce10" office:value-type="float" office:value="-201.52" calcext:value-type="float">
            <text:p>-201,52 </text:p>
          </table:table-cell>
          <table:table-cell table:style-name="ce10" office:value-type="float" office:value="-95.15" calcext:value-type="float">
            <text:p>-95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96.67" calcext:value-type="float">
            <text:p>-296,67 </text:p>
          </table:table-cell>
          <table:table-cell table:style-name="ce10" office:value-type="float" office:value="4986.11" calcext:value-type="float">
            <text:p>4.986,1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00-5</text:p>
          </table:table-cell>
          <table:table-cell table:style-name="ce5" office:value-type="string" calcext:value-type="string">
            <text:p>MARIA DE LOURDES SALLABERRY MARTINS PER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717.69" calcext:value-type="float">
            <text:p>39.717,6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717.69" calcext:value-type="float">
            <text:p>39.717,69 </text:p>
          </table:table-cell>
          <table:table-cell table:style-name="ce10" office:value-type="float" office:value="-5498.17" calcext:value-type="float">
            <text:p>-5.498,1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447.6" calcext:value-type="float">
            <text:p>-2.447,60 </text:p>
          </table:table-cell>
          <table:table-cell table:style-name="ce10" office:value-type="float" office:value="-7945.77" calcext:value-type="float">
            <text:p>-7.945,77 </text:p>
          </table:table-cell>
          <table:table-cell table:style-name="ce10" office:value-type="float" office:value="31771.92" calcext:value-type="float">
            <text:p>31.771,9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14-2</text:p>
          </table:table-cell>
          <table:table-cell table:style-name="ce5" office:value-type="string" calcext:value-type="string">
            <text:p>MARIA DO SOCORRO REGO BARROS MAGALHAES RAMO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309.44" calcext:value-type="float">
            <text:p>-5.309,44 </text:p>
          </table:table-cell>
          <table:table-cell table:style-name="ce10" office:value-type="float" office:value="-7789.95" calcext:value-type="float">
            <text:p>-7.789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099.39" calcext:value-type="float">
            <text:p>-13.099,39 </text:p>
          </table:table-cell>
          <table:table-cell table:style-name="ce10" office:value-type="float" office:value="24632.42" calcext:value-type="float">
            <text:p>24.632,4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89-5</text:p>
          </table:table-cell>
          <table:table-cell table:style-name="ce5" office:value-type="string" calcext:value-type="string">
            <text:p>MARIA EDUARDA PEREIRA CARNEIR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4268.51" calcext:value-type="float">
            <text:p>24.268,5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4268.51" calcext:value-type="float">
            <text:p>24.268,51 </text:p>
          </table:table-cell>
          <table:table-cell table:style-name="ce10" office:value-type="float" office:value="-2608.65" calcext:value-type="float">
            <text:p>-2.608,65 </text:p>
          </table:table-cell>
          <table:table-cell table:style-name="ce10" office:value-type="float" office:value="-5060.46" calcext:value-type="float">
            <text:p>-5.060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69.11" calcext:value-type="float">
            <text:p>-7.669,11 </text:p>
          </table:table-cell>
          <table:table-cell table:style-name="ce10" office:value-type="float" office:value="16599.4" calcext:value-type="float">
            <text:p>16.599,4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02-9</text:p>
          </table:table-cell>
          <table:table-cell table:style-name="ce5" office:value-type="string" calcext:value-type="string">
            <text:p>MARIA HELOISA DE PAIVA JOSEPHSON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714.87" calcext:value-type="float">
            <text:p>-5.714,87 </text:p>
          </table:table-cell>
          <table:table-cell table:style-name="ce10" office:value-type="float" office:value="-8265.27" calcext:value-type="float">
            <text:p>-8.265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980.14" calcext:value-type="float">
            <text:p>-13.980,14 </text:p>
          </table:table-cell>
          <table:table-cell table:style-name="ce10" office:value-type="float" office:value="23751.67" calcext:value-type="float">
            <text:p>23.751,6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23-0</text:p>
          </table:table-cell>
          <table:table-cell table:style-name="ce5" office:value-type="string" calcext:value-type="string">
            <text:p>MARIA JOSE SANTA CLA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6120.13" calcext:value-type="float">
            <text:p>16.120,13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6120.13" calcext:value-type="float">
            <text:p>16.120,13 </text:p>
          </table:table-cell>
          <table:table-cell table:style-name="ce10" office:value-type="float" office:value="-2031.67" calcext:value-type="float">
            <text:p>-2.031,67 </text:p>
          </table:table-cell>
          <table:table-cell table:style-name="ce10" office:value-type="float" office:value="-2454.73" calcext:value-type="float">
            <text:p>-2.454,7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6.4" calcext:value-type="float">
            <text:p>-4.486,40 </text:p>
          </table:table-cell>
          <table:table-cell table:style-name="ce10" office:value-type="float" office:value="11633.73" calcext:value-type="float">
            <text:p>11.633,7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08-8</text:p>
          </table:table-cell>
          <table:table-cell table:style-name="ce5" office:value-type="string" calcext:value-type="string">
            <text:p>MARIA LUIZA ALV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2205.56" calcext:value-type="float">
            <text:p>2.205,5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5012.8" calcext:value-type="float">
            <text:p>15.012,80 </text:p>
          </table:table-cell>
          <table:table-cell table:style-name="ce10" office:value-type="float" office:value="-1081.46" calcext:value-type="float">
            <text:p>-1.081,46 </text:p>
          </table:table-cell>
          <table:table-cell table:style-name="ce10" office:value-type="float" office:value="-2935.11" calcext:value-type="float">
            <text:p>-2.935,1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16.57" calcext:value-type="float">
            <text:p>-4.016,57 </text:p>
          </table:table-cell>
          <table:table-cell table:style-name="ce10" office:value-type="float" office:value="10996.23" calcext:value-type="float">
            <text:p>10.996,2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36-9</text:p>
          </table:table-cell>
          <table:table-cell table:style-name="ce5" office:value-type="string" calcext:value-type="string">
            <text:p>MARIA LUIZA GASPAR DE SOUSA SANTAN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5282.78" calcext:value-type="float">
            <text:p>5.282,7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5282.78" calcext:value-type="float">
            <text:p>5.282,78 </text:p>
          </table:table-cell>
          <table:table-cell table:style-name="ce10" office:value-type="float" office:value="-201.52" calcext:value-type="float">
            <text:p>-201,52 </text:p>
          </table:table-cell>
          <table:table-cell table:style-name="ce10" office:value-type="float" office:value="-401.44" calcext:value-type="float">
            <text:p>-401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02.96" calcext:value-type="float">
            <text:p>-602,96 </text:p>
          </table:table-cell>
          <table:table-cell table:style-name="ce10" office:value-type="float" office:value="4679.82" calcext:value-type="float">
            <text:p>4.679,8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04-7</text:p>
          </table:table-cell>
          <table:table-cell table:style-name="ce5" office:value-type="string" calcext:value-type="string">
            <text:p>MARIA MONTEIRO DA SILV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2824.88" calcext:value-type="float">
            <text:p>32.824,8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2824.88" calcext:value-type="float">
            <text:p>32.824,88 </text:p>
          </table:table-cell>
          <table:table-cell table:style-name="ce10" office:value-type="float" office:value="-4174.41" calcext:value-type="float">
            <text:p>-4.174,41 </text:p>
          </table:table-cell>
          <table:table-cell table:style-name="ce10" office:value-type="float" office:value="-6459.28" calcext:value-type="float">
            <text:p>-6.45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633.69" calcext:value-type="float">
            <text:p>-10.633,69 </text:p>
          </table:table-cell>
          <table:table-cell table:style-name="ce10" office:value-type="float" office:value="22191.19" calcext:value-type="float">
            <text:p>22.191,1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02-2</text:p>
          </table:table-cell>
          <table:table-cell table:style-name="ce5" office:value-type="string" calcext:value-type="string">
            <text:p>MARIA RODRIGUES MERELIM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2326.17" calcext:value-type="float">
            <text:p>22.326,17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2326.17" calcext:value-type="float">
            <text:p>22.326,17 </text:p>
          </table:table-cell>
          <table:table-cell table:style-name="ce10" office:value-type="float" office:value="-2288.16" calcext:value-type="float">
            <text:p>-2.288,16 </text:p>
          </table:table-cell>
          <table:table-cell table:style-name="ce10" office:value-type="float" office:value="-4090.85" calcext:value-type="float">
            <text:p>-4.090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379.01" calcext:value-type="float">
            <text:p>-6.379,01 </text:p>
          </table:table-cell>
          <table:table-cell table:style-name="ce10" office:value-type="float" office:value="15947.16" calcext:value-type="float">
            <text:p>15.947,1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05-3</text:p>
          </table:table-cell>
          <table:table-cell table:style-name="ce5" office:value-type="string" calcext:value-type="string">
            <text:p>MARIA VALERIA SILVA ACCIOLY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309.44" calcext:value-type="float">
            <text:p>-5.309,44 </text:p>
          </table:table-cell>
          <table:table-cell table:style-name="ce10" office:value-type="float" office:value="-7789.95" calcext:value-type="float">
            <text:p>-7.789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099.39" calcext:value-type="float">
            <text:p>-13.099,39 </text:p>
          </table:table-cell>
          <table:table-cell table:style-name="ce10" office:value-type="float" office:value="24632.42" calcext:value-type="float">
            <text:p>24.632,4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66-6</text:p>
          </table:table-cell>
          <table:table-cell table:style-name="ce5" office:value-type="string" calcext:value-type="string">
            <text:p>MARIA VANILDA BATISTA</text:p>
          </table:table-cell>
          <table:table-cell table:style-name="ce5" office:value-type="string" calcext:value-type="string">
            <text:p>PENSÃO CIVIL</text:p>
          </table:table-cell>
          <table:table-cell table:style-name="ce5"/>
          <table:table-cell table:style-name="ce10" office:value-type="float" office:value="19822.57" calcext:value-type="float">
            <text:p>19.822,57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9822.57" calcext:value-type="float">
            <text:p>19.822,57 </text:p>
          </table:table-cell>
          <table:table-cell table:style-name="ce10" office:value-type="float" office:value="-1875.07" calcext:value-type="float">
            <text:p>-1.875,07 </text:p>
          </table:table-cell>
          <table:table-cell table:style-name="ce10" office:value-type="float" office:value="-4039.56" calcext:value-type="float">
            <text:p>-4.039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914.63" calcext:value-type="float">
            <text:p>-5.914,63 </text:p>
          </table:table-cell>
          <table:table-cell table:style-name="ce10" office:value-type="float" office:value="13907.94" calcext:value-type="float">
            <text:p>13.907,9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04-1</text:p>
          </table:table-cell>
          <table:table-cell table:style-name="ce5" office:value-type="string" calcext:value-type="string">
            <text:p>MARIALVA DE CARVALHO MANES LEITA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998.67" calcext:value-type="float">
            <text:p>-5.998,67 </text:p>
          </table:table-cell>
          <table:table-cell table:style-name="ce10" office:value-type="float" office:value="-8597.99" calcext:value-type="float">
            <text:p>-8.597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596.66" calcext:value-type="float">
            <text:p>-14.596,66 </text:p>
          </table:table-cell>
          <table:table-cell table:style-name="ce10" office:value-type="float" office:value="23135.15" calcext:value-type="float">
            <text:p>23.135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27-2</text:p>
          </table:table-cell>
          <table:table-cell table:style-name="ce5" office:value-type="string" calcext:value-type="string">
            <text:p>MARILDA AMARAL DE SOUZ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6120.13" calcext:value-type="float">
            <text:p>16.120,13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6120.13" calcext:value-type="float">
            <text:p>16.120,13 </text:p>
          </table:table-cell>
          <table:table-cell table:style-name="ce10" office:value-type="float" office:value="-2031.67" calcext:value-type="float">
            <text:p>-2.031,67 </text:p>
          </table:table-cell>
          <table:table-cell table:style-name="ce10" office:value-type="float" office:value="-2454.73" calcext:value-type="float">
            <text:p>-2.454,7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6.4" calcext:value-type="float">
            <text:p>-4.486,40 </text:p>
          </table:table-cell>
          <table:table-cell table:style-name="ce10" office:value-type="float" office:value="11633.73" calcext:value-type="float">
            <text:p>11.633,7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71-2</text:p>
          </table:table-cell>
          <table:table-cell table:style-name="ce5" office:value-type="string" calcext:value-type="string">
            <text:p>MARILENA FERREIRA COUTO DE CARVALH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3997.42" calcext:value-type="float">
            <text:p>23.997,4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3997.42" calcext:value-type="float">
            <text:p>23.997,42 </text:p>
          </table:table-cell>
          <table:table-cell table:style-name="ce10" office:value-type="float" office:value="-2563.92" calcext:value-type="float">
            <text:p>-2.563,92 </text:p>
          </table:table-cell>
          <table:table-cell table:style-name="ce10" office:value-type="float" office:value="-4474.61" calcext:value-type="float">
            <text:p>-4.474,6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038.53" calcext:value-type="float">
            <text:p>-7.038,53 </text:p>
          </table:table-cell>
          <table:table-cell table:style-name="ce10" office:value-type="float" office:value="16958.89" calcext:value-type="float">
            <text:p>16.958,8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97-4</text:p>
          </table:table-cell>
          <table:table-cell table:style-name="ce5" office:value-type="string" calcext:value-type="string">
            <text:p>MARIZA ARAUJO SILV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5188.52" calcext:value-type="float">
            <text:p>15.188,5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5188.52" calcext:value-type="float">
            <text:p>15.188,52 </text:p>
          </table:table-cell>
          <table:table-cell table:style-name="ce10" office:value-type="float" office:value="-1110.45" calcext:value-type="float">
            <text:p>-1.110,45 </text:p>
          </table:table-cell>
          <table:table-cell table:style-name="ce10" office:value-type="float" office:value="-2451.87" calcext:value-type="float">
            <text:p>-2.451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62.32" calcext:value-type="float">
            <text:p>-3.562,32 </text:p>
          </table:table-cell>
          <table:table-cell table:style-name="ce10" office:value-type="float" office:value="11626.2" calcext:value-type="float">
            <text:p>11.626,2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25-4</text:p>
          </table:table-cell>
          <table:table-cell table:style-name="ce5" office:value-type="string" calcext:value-type="string">
            <text:p>MARLINDA VANIA VIANA LEITE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41808.09" calcext:value-type="float">
            <text:p>41.808,0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41808.09" calcext:value-type="float">
            <text:p>41.808,09 </text:p>
          </table:table-cell>
          <table:table-cell table:style-name="ce10" office:value-type="float" office:value="-6299.3" calcext:value-type="float">
            <text:p>-6.299,30 </text:p>
          </table:table-cell>
          <table:table-cell table:style-name="ce10" office:value-type="float" office:value="-8950.44" calcext:value-type="float">
            <text:p>-8.950,44 </text:p>
          </table:table-cell>
          <table:table-cell table:style-name="ce10" office:value-type="float" office:value="-6311.29" calcext:value-type="float">
            <text:p>-6.311,29 </text:p>
          </table:table-cell>
          <table:table-cell table:style-name="ce10" office:value-type="float" office:value="-21561.03" calcext:value-type="float">
            <text:p>-21.561,03 </text:p>
          </table:table-cell>
          <table:table-cell table:style-name="ce10" office:value-type="float" office:value="20247.06" calcext:value-type="float">
            <text:p>20.247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80-9</text:p>
          </table:table-cell>
          <table:table-cell table:style-name="ce5" office:value-type="string" calcext:value-type="string">
            <text:p>MARLY BARBOSA FONT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8493.28" calcext:value-type="float">
            <text:p>28.493,2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8493.28" calcext:value-type="float">
            <text:p>28.493,28 </text:p>
          </table:table-cell>
          <table:table-cell table:style-name="ce10" office:value-type="float" office:value="-3351.41" calcext:value-type="float">
            <text:p>-3.351,41 </text:p>
          </table:table-cell>
          <table:table-cell table:style-name="ce10" office:value-type="float" office:value="-5494.41" calcext:value-type="float">
            <text:p>-5.494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845.82" calcext:value-type="float">
            <text:p>-8.845,82 </text:p>
          </table:table-cell>
          <table:table-cell table:style-name="ce10" office:value-type="float" office:value="19647.46" calcext:value-type="float">
            <text:p>19.647,4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49-5</text:p>
          </table:table-cell>
          <table:table-cell table:style-name="ce5" office:value-type="string" calcext:value-type="string">
            <text:p>MARY MARQUES DE JESUS FIGUEIRED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50425.58" calcext:value-type="float">
            <text:p>50.425,5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50425.58" calcext:value-type="float">
            <text:p>50.425,58 </text:p>
          </table:table-cell>
          <table:table-cell table:style-name="ce10" office:value-type="float" office:value="-6299.3" calcext:value-type="float">
            <text:p>-6.299,30 </text:p>
          </table:table-cell>
          <table:table-cell table:style-name="ce10" office:value-type="float" office:value="-8950.44" calcext:value-type="float">
            <text:p>-8.950,44 </text:p>
          </table:table-cell>
          <table:table-cell table:style-name="ce10" office:value-type="float" office:value="-6417.06" calcext:value-type="float">
            <text:p>-6.417,06 </text:p>
          </table:table-cell>
          <table:table-cell table:style-name="ce10" office:value-type="float" office:value="-21666.8" calcext:value-type="float">
            <text:p>-21.666,80 </text:p>
          </table:table-cell>
          <table:table-cell table:style-name="ce10" office:value-type="float" office:value="28758.78" calcext:value-type="float">
            <text:p>28.758,7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09-4</text:p>
          </table:table-cell>
          <table:table-cell table:style-name="ce5" office:value-type="string" calcext:value-type="string">
            <text:p>MATHILDE ROSA DE FREITAS TORR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3070.89" calcext:value-type="float">
            <text:p>33.070,8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3070.89" calcext:value-type="float">
            <text:p>33.070,89 </text:p>
          </table:table-cell>
          <table:table-cell table:style-name="ce10" office:value-type="float" office:value="-4144.89" calcext:value-type="float">
            <text:p>-4.144,8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4144.89" calcext:value-type="float">
            <text:p>-4.144,89 </text:p>
          </table:table-cell>
          <table:table-cell table:style-name="ce10" office:value-type="float" office:value="28926" calcext:value-type="float">
            <text:p>28.926,0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79-0</text:p>
          </table:table-cell>
          <table:table-cell table:style-name="ce5" office:value-type="string" calcext:value-type="string">
            <text:p>NORMA MARIA CAMARA BORG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6571.22" calcext:value-type="float">
            <text:p>36.571,2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6571.22" calcext:value-type="float">
            <text:p>36.571,22 </text:p>
          </table:table-cell>
          <table:table-cell table:style-name="ce10" office:value-type="float" office:value="-4178.88" calcext:value-type="float">
            <text:p>-4.178,88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4178.88" calcext:value-type="float">
            <text:p>-4.178,88 </text:p>
          </table:table-cell>
          <table:table-cell table:style-name="ce10" office:value-type="float" office:value="32392.34" calcext:value-type="float">
            <text:p>32.392,3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72-3</text:p>
          </table:table-cell>
          <table:table-cell table:style-name="ce5" office:value-type="string" calcext:value-type="string">
            <text:p>ROSICLEIA SANTOS DE SOUZA 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0825.46" calcext:value-type="float">
            <text:p>20.825,46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0825.46" calcext:value-type="float">
            <text:p>20.825,46 </text:p>
          </table:table-cell>
          <table:table-cell table:style-name="ce10" office:value-type="float" office:value="-2925.68" calcext:value-type="float">
            <text:p>-2.925,68 </text:p>
          </table:table-cell>
          <table:table-cell table:style-name="ce10" office:value-type="float" office:value="-3502.84" calcext:value-type="float">
            <text:p>-3.502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428.52" calcext:value-type="float">
            <text:p>-6.428,52 </text:p>
          </table:table-cell>
          <table:table-cell table:style-name="ce10" office:value-type="float" office:value="14396.94" calcext:value-type="float">
            <text:p>14.396,9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00-2</text:p>
          </table:table-cell>
          <table:table-cell table:style-name="ce5" office:value-type="string" calcext:value-type="string">
            <text:p>SARA SASSON SABAT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717.69" calcext:value-type="float">
            <text:p>39.717,6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717.69" calcext:value-type="float">
            <text:p>39.717,69 </text:p>
          </table:table-cell>
          <table:table-cell table:style-name="ce10" office:value-type="float" office:value="-6299.3" calcext:value-type="float">
            <text:p>-6.299,30 </text:p>
          </table:table-cell>
          <table:table-cell table:style-name="ce10" office:value-type="float" office:value="-8950.44" calcext:value-type="float">
            <text:p>-8.950,44 </text:p>
          </table:table-cell>
          <table:table-cell table:style-name="ce10" office:value-type="float" office:value="-3570.68" calcext:value-type="float">
            <text:p>-3.570,68 </text:p>
          </table:table-cell>
          <table:table-cell table:style-name="ce10" office:value-type="float" office:value="-18820.42" calcext:value-type="float">
            <text:p>-18.820,42 </text:p>
          </table:table-cell>
          <table:table-cell table:style-name="ce10" office:value-type="float" office:value="20897.27" calcext:value-type="float">
            <text:p>20.897,2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77-4</text:p>
          </table:table-cell>
          <table:table-cell table:style-name="ce5" office:value-type="string" calcext:value-type="string">
            <text:p>SUELY RAMOS DE OLIV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43743.25" calcext:value-type="float">
            <text:p>43.743,25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43743.25" calcext:value-type="float">
            <text:p>43.743,25 </text:p>
          </table:table-cell>
          <table:table-cell table:style-name="ce10" office:value-type="float" office:value="-6248.9" calcext:value-type="float">
            <text:p>-6.248,90 </text:p>
          </table:table-cell>
          <table:table-cell table:style-name="ce10" office:value-type="float" office:value="-9414.94" calcext:value-type="float">
            <text:p>-9.414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5663.84" calcext:value-type="float">
            <text:p>-15.663,84 </text:p>
          </table:table-cell>
          <table:table-cell table:style-name="ce10" office:value-type="float" office:value="28079.41" calcext:value-type="float">
            <text:p>28.079,4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53-4</text:p>
          </table:table-cell>
          <table:table-cell table:style-name="ce5" office:value-type="string" calcext:value-type="string">
            <text:p>TANIA CRISTINA GOM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7302.4" calcext:value-type="float">
            <text:p>7.302,40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7302.4" calcext:value-type="float">
            <text:p>7.302,4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56.84" calcext:value-type="float">
            <text:p>-956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56.84" calcext:value-type="float">
            <text:p>-956,84 </text:p>
          </table:table-cell>
          <table:table-cell table:style-name="ce10" office:value-type="float" office:value="6345.56" calcext:value-type="float">
            <text:p>6.345,5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24-9</text:p>
          </table:table-cell>
          <table:table-cell table:style-name="ce5" office:value-type="string" calcext:value-type="string">
            <text:p>TERESINHA DE OLIVEIRA COELH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996.53" calcext:value-type="float">
            <text:p>39.996,53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996.53" calcext:value-type="float">
            <text:p>39.996,53 </text:p>
          </table:table-cell>
          <table:table-cell table:style-name="ce10" office:value-type="float" office:value="-5537.03" calcext:value-type="float">
            <text:p>-5.537,03 </text:p>
          </table:table-cell>
          <table:table-cell table:style-name="ce10" office:value-type="float" office:value="-8056.76" calcext:value-type="float">
            <text:p>-8.056,7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593.79" calcext:value-type="float">
            <text:p>-13.593,79 </text:p>
          </table:table-cell>
          <table:table-cell table:style-name="ce10" office:value-type="float" office:value="26402.74" calcext:value-type="float">
            <text:p>26.402,7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37-4</text:p>
          </table:table-cell>
          <table:table-cell table:style-name="ce5" office:value-type="string" calcext:value-type="string">
            <text:p>THELMA MARTINS FERNAND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5949.17" calcext:value-type="float">
            <text:p>35.949,17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5949.17" calcext:value-type="float">
            <text:p>35.949,17 </text:p>
          </table:table-cell>
          <table:table-cell table:style-name="ce10" office:value-type="float" office:value="-4768.03" calcext:value-type="float">
            <text:p>-4.768,03 </text:p>
          </table:table-cell>
          <table:table-cell table:style-name="ce10" office:value-type="float" office:value="-7155.21" calcext:value-type="float">
            <text:p>-7.155,2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923.24" calcext:value-type="float">
            <text:p>-11.923,24 </text:p>
          </table:table-cell>
          <table:table-cell table:style-name="ce10" office:value-type="float" office:value="24025.93" calcext:value-type="float">
            <text:p>24.025,9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30-5</text:p>
          </table:table-cell>
          <table:table-cell table:style-name="ce5" office:value-type="string" calcext:value-type="string">
            <text:p>VICTORIA VITAL MITZCUN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7343.95" calcext:value-type="float">
            <text:p>7.343,95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7343.95" calcext:value-type="float">
            <text:p>7.343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14.57" calcext:value-type="float">
            <text:p>-1.014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14.57" calcext:value-type="float">
            <text:p>-1.014,57 </text:p>
          </table:table-cell>
          <table:table-cell table:style-name="ce10" office:value-type="float" office:value="6329.38" calcext:value-type="float">
            <text:p>6.329,3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20-6</text:p>
          </table:table-cell>
          <table:table-cell table:style-name="ce5" office:value-type="string" calcext:value-type="string">
            <text:p>ZALMIR DE SOUZ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0780.21" calcext:value-type="float">
            <text:p>10.780,2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0780.21" calcext:value-type="float">
            <text:p>10.780,21 </text:p>
          </table:table-cell>
          <table:table-cell table:style-name="ce10" office:value-type="float" office:value="-434.16" calcext:value-type="float">
            <text:p>-434,16 </text:p>
          </table:table-cell>
          <table:table-cell table:style-name="ce10" office:value-type="float" office:value="-1425.56" calcext:value-type="float">
            <text:p>-1.425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859.72" calcext:value-type="float">
            <text:p>-1.859,72 </text:p>
          </table:table-cell>
          <table:table-cell table:style-name="ce10" office:value-type="float" office:value="8920.49" calcext:value-type="float">
            <text:p>8.920,4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17-7</text:p>
          </table:table-cell>
          <table:table-cell table:style-name="ce5" office:value-type="string" calcext:value-type="string">
            <text:p>ZELINA MOREIRA JACINT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9564.94" calcext:value-type="float">
            <text:p>9.564,94 </text:p>
          </table:table-cell>
          <table:table-cell table:style-name="ce10" office:value-type="float" office:value="398.53" calcext:value-type="float">
            <text:p>398,53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9963.47" calcext:value-type="float">
            <text:p>9.963,47 </text:p>
          </table:table-cell>
          <table:table-cell table:style-name="ce10" office:value-type="float" office:value="-315.73" calcext:value-type="float">
            <text:p>-315,73 </text:p>
          </table:table-cell>
          <table:table-cell table:style-name="ce10" office:value-type="float" office:value="-1233.53" calcext:value-type="float">
            <text:p>-1.233,5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549.26" calcext:value-type="float">
            <text:p>-1.549,26 </text:p>
          </table:table-cell>
          <table:table-cell table:style-name="ce10" office:value-type="float" office:value="8414.21" calcext:value-type="float">
            <text:p>8.414,2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56-1</text:p>
          </table:table-cell>
          <table:table-cell table:style-name="ce5" office:value-type="string" calcext:value-type="string">
            <text:p>ZENILDA ARAUJO FERNAND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4263.79" calcext:value-type="float">
            <text:p>14.263,7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4263.79" calcext:value-type="float">
            <text:p>14.263,79 </text:p>
          </table:table-cell>
          <table:table-cell table:style-name="ce10" office:value-type="float" office:value="-957.87" calcext:value-type="float">
            <text:p>-957,87 </text:p>
          </table:table-cell>
          <table:table-cell table:style-name="ce10" office:value-type="float" office:value="-2239.53" calcext:value-type="float">
            <text:p>-2.239,5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197.4" calcext:value-type="float">
            <text:p>-3.197,40 </text:p>
          </table:table-cell>
          <table:table-cell table:style-name="ce10" office:value-type="float" office:value="11066.39" calcext:value-type="float">
            <text:p>11.066,3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88-8</text:p>
          </table:table-cell>
          <table:table-cell table:style-name="ce5" office:value-type="string" calcext:value-type="string">
            <text:p>ZILMA DE CARVALH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5379.29" calcext:value-type="float">
            <text:p>15.379,2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5379.29" calcext:value-type="float">
            <text:p>15.379,29 </text:p>
          </table:table-cell>
          <table:table-cell table:style-name="ce10" office:value-type="float" office:value="-1141.93" calcext:value-type="float">
            <text:p>-1.141,93 </text:p>
          </table:table-cell>
          <table:table-cell table:style-name="ce10" office:value-type="float" office:value="-2495.67" calcext:value-type="float">
            <text:p>-2.495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37.6" calcext:value-type="float">
            <text:p>-3.637,60 </text:p>
          </table:table-cell>
          <table:table-cell table:style-name="ce10" office:value-type="float" office:value="11741.69" calcext:value-type="float">
            <text:p>11.741,6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74-2</text:p>
          </table:table-cell>
          <table:table-cell table:style-name="ce5" office:value-type="string" calcext:value-type="string">
            <text:p>ZULEIKA DA SILVA SOUZA PER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2801.83" calcext:value-type="float">
            <text:p>12.801,83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2801.83" calcext:value-type="float">
            <text:p>12.801,83 </text:p>
          </table:table-cell>
          <table:table-cell table:style-name="ce10" office:value-type="float" office:value="-727.29" calcext:value-type="float">
            <text:p>-727,29 </text:p>
          </table:table-cell>
          <table:table-cell table:style-name="ce10" office:value-type="float" office:value="-2424.49" calcext:value-type="float">
            <text:p>-2.424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151.78" calcext:value-type="float">
            <text:p>-3.151,78 </text:p>
          </table:table-cell>
          <table:table-cell table:style-name="ce10" office:value-type="float" office:value="9650.05" calcext:value-type="float">
            <text:p>9.650,05 </text:p>
          </table:table-cell>
          <table:table-cell table:number-columns-repeated="16366"/>
        </table:table-row>
        <table:table-row table:style-name="ro3" table:number-rows-repeated="1048415">
          <table:table-cell table:number-columns-repeated="16384"/>
        </table:table-row>
        <table:table-row table:style-name="ro4" table:number-rows-repeated="8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2" number:min-decimal-places="2" number:min-integer-digits="1" number:grouping="true"/>
      <number:text loext:blank-width-char="-"> </number:text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 loext:blank-width-char="("> $</number:text>
      <number:fill-character> </number:fill-character>
      <number:text>- _)</number:text>
    </number:number-style>
    <number:text-style style:name="N162">
      <number:text loext:blank-width-char="("> </number:text>
      <number:text-content/>
      <number:text loext:blank-width-char=")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3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016cm" fo:margin-bottom="1.016cm" fo:margin-left="1.016cm" fo:margin-right="1.016cm" style:print-page-order="ttb" style:first-page-number="continue" style:scale-to-X="1" style:scale-to-Y="100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0:07:21.1118113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muneração_20_do_20_MPM" style:display-name="PageStyle_Remuneração do MP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4-06-09T01:17:30</meta:creation-date>
    <dc:date>2024-06-09T10:07:43.528170673</dc:date>
    <dc:title>Untitled Spreadsheet</dc:title>
    <meta:generator>LibreOffice/24.2.3.2$Linux_X86_64 LibreOffice_project/420$Build-2</meta:generator>
    <meta:editing-duration>PT22S</meta:editing-duration>
    <meta:editing-cycles>1</meta:editing-cycles>
    <meta:document-statistic meta:table-count="1" meta:cell-count="1385" meta:object-count="0"/>
    <meta:user-defined meta:name="AppVersion">12.0000</meta:user-defined>
    <meta:user-defined meta:name="Company">Microsoft Corporation</meta:user-defined>
  </office:meta>
</office:document-meta>
</file>